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0">
      <style:paragraph-properties fo:text-align="justify" style:justify-single-word="false"/>
      <style:text-properties style:font-name="FreeMono" fo:font-size="16pt" fo:font-weight="bold" officeooo:rsid="001512ce" officeooo:paragraph-rsid="001512c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0f836f" officeooo:paragraph-rsid="000f836f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Source Code Pro" fo:font-size="14pt" fo:font-weight="normal" officeooo:rsid="0021fb32" officeooo:paragraph-rsid="0021fb32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21fb32" officeooo:paragraph-rsid="0021fb32" style:font-size-asian="14pt" style:font-weight-asian="normal" style:font-size-complex="14pt" style:font-weight-complex="normal"/>
    </style:style>
    <style:style style:name="P5" style:family="paragraph" style:parent-style-name="Standard" style:list-style-name="L2">
      <style:paragraph-properties fo:text-align="justify" style:justify-single-word="false"/>
      <style:text-properties style:font-name="Source Code Pro" fo:font-size="14pt" fo:font-weight="normal" officeooo:rsid="0021fb32" officeooo:paragraph-rsid="0021fb32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21fb32" officeooo:paragraph-rsid="000f836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20573f" officeooo:paragraph-rsid="000f836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2327fe" officeooo:paragraph-rsid="0021fb32" style:font-size-asian="14pt" style:font-weight-asian="normal" style:font-size-complex="14pt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style:font-name="Source Code Pro" fo:font-size="14pt" fo:font-weight="normal" officeooo:rsid="002327fe" officeooo:paragraph-rsid="002327fe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24cd06" officeooo:paragraph-rsid="00247d1c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26690b" officeooo:paragraph-rsid="00270adb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26690b" officeooo:paragraph-rsid="0026690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24e291" officeooo:paragraph-rsid="0024e29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25ceaf" officeooo:paragraph-rsid="0024e291" style:font-size-asian="14pt" style:font-weight-asian="normal" style:font-size-complex="14pt" style:font-weight-complex="normal"/>
    </style:style>
    <style:style style:name="P15" style:family="paragraph" style:parent-style-name="Standard" style:list-style-name="L7">
      <style:paragraph-properties fo:text-align="justify" style:justify-single-word="false"/>
      <style:text-properties style:font-name="Source Code Pro" fo:font-size="14pt" fo:font-weight="normal" officeooo:rsid="0025ceaf" officeooo:paragraph-rsid="0025cea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Source Code Pro" fo:font-size="14pt" fo:font-weight="normal" officeooo:rsid="0025ceaf" officeooo:paragraph-rsid="0025ceaf" style:font-size-asian="14pt" style:font-weight-asian="normal" style:font-size-complex="14pt" style:font-weight-complex="normal"/>
    </style:style>
    <style:style style:name="P17" style:family="paragraph" style:parent-style-name="Standard" style:list-style-name="L8">
      <style:paragraph-properties fo:text-align="justify" style:justify-single-word="false"/>
      <style:text-properties style:font-name="Source Code Pro" fo:font-size="14pt" fo:font-weight="normal" officeooo:rsid="002901b6" officeooo:paragraph-rsid="00117915" style:font-size-asian="14pt" style:font-weight-asian="normal" style:font-size-complex="14pt" style:font-weight-complex="normal"/>
    </style:style>
    <style:style style:name="P18" style:family="paragraph" style:parent-style-name="Standard" style:list-style-name="L9">
      <style:paragraph-properties fo:text-align="justify" style:justify-single-word="false"/>
      <style:text-properties style:font-name="Source Code Pro" fo:font-size="14pt" fo:font-weight="normal" officeooo:rsid="002901b6" officeooo:paragraph-rsid="002901b6" style:font-size-asian="14pt" style:font-weight-asian="normal" style:font-size-complex="14pt" style:font-weight-complex="normal"/>
    </style:style>
    <style:style style:name="P19" style:family="paragraph" style:parent-style-name="Standard" style:list-style-name="L10">
      <style:paragraph-properties fo:text-align="justify" style:justify-single-word="false"/>
      <style:text-properties style:font-name="Source Code Pro" fo:font-size="14pt" fo:font-weight="normal" officeooo:rsid="002901b6" officeooo:paragraph-rsid="002901b6" style:font-size-asian="14pt" style:font-weight-asian="normal" style:font-size-complex="14pt" style:font-weight-complex="normal"/>
    </style:style>
    <style:style style:name="P20" style:family="paragraph" style:parent-style-name="Standard" style:list-style-name="L10">
      <style:paragraph-properties fo:text-align="justify" style:justify-single-word="false"/>
      <style:text-properties style:font-name="Source Code Pro" fo:font-size="14pt" fo:font-weight="normal" officeooo:rsid="001512ce" officeooo:paragraph-rsid="001512ce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Source Code Pro" fo:font-size="14pt" fo:font-style="italic" fo:font-weight="normal" officeooo:rsid="000f836f" officeooo:paragraph-rsid="000f836f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Source Code Pro" fo:font-size="14pt" fo:font-weight="bold" officeooo:rsid="000f836f" officeooo:paragraph-rsid="000f836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Source Code Pro" fo:font-size="14pt" fo:font-weight="bold" officeooo:rsid="000f836f" officeooo:paragraph-rsid="0021fb3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Source Code Pro" fo:font-size="14pt" fo:font-weight="bold" officeooo:rsid="002901b6" officeooo:paragraph-rsid="002901b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Source Code Pro" fo:font-size="14pt" officeooo:paragraph-rsid="000f836f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Source Code Pro" fo:font-size="14pt" officeooo:paragraph-rsid="0021fb32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Source Code Pro" fo:font-size="14pt" officeooo:paragraph-rsid="00247d1c" style:font-size-asian="14pt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Source Code Pro" fo:font-size="14pt" officeooo:paragraph-rsid="00270adb" style:font-size-asian="14pt" style:font-size-complex="14pt"/>
    </style:style>
    <style:style style:name="P29" style:family="paragraph" style:parent-style-name="Standard">
      <style:paragraph-properties fo:text-align="justify" style:justify-single-word="false"/>
      <style:text-properties style:font-name="Source Code Pro" fo:font-size="14pt" officeooo:paragraph-rsid="0025ceaf" style:font-size-asian="14pt" style:font-size-complex="14pt"/>
    </style:style>
    <style:style style:name="P30" style:family="paragraph" style:parent-style-name="Standard" style:list-style-name="L3">
      <style:paragraph-properties fo:text-align="justify" style:justify-single-word="false"/>
      <style:text-properties style:font-name="Source Code Pro" fo:font-size="14pt" officeooo:rsid="0021fb32" officeooo:paragraph-rsid="0021fb32" style:font-size-asian="14pt" style:font-size-complex="14pt"/>
    </style:style>
    <style:style style:name="P31" style:family="paragraph" style:parent-style-name="Standard" style:list-style-name="L6">
      <style:paragraph-properties fo:text-align="justify" style:justify-single-word="false"/>
      <style:text-properties style:font-name="Source Code Pro" fo:font-size="14pt" officeooo:rsid="0024e291" officeooo:paragraph-rsid="0024e291" style:font-size-asian="14pt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Source Code Pro" fo:font-size="14pt" officeooo:rsid="0024e291" officeooo:paragraph-rsid="0024e291" style:font-size-asian="14pt" style:font-size-complex="14pt"/>
    </style:style>
    <style:style style:name="P33" style:family="paragraph" style:parent-style-name="Standard" style:list-style-name="L5">
      <style:paragraph-properties fo:margin-left="0in" fo:margin-right="0in" fo:text-align="justify" style:justify-single-word="false" fo:text-indent="0in" style:auto-text-indent="false"/>
      <style:text-properties style:font-name="Source Code Pro" fo:font-size="14pt" fo:font-weight="normal" officeooo:rsid="0026690b" officeooo:paragraph-rsid="00270adb" style:font-size-asian="14pt" style:font-weight-asian="normal" style:font-size-complex="14pt" style:font-weight-complex="normal"/>
    </style:style>
    <style:style style:name="P34" style:family="paragraph" style:parent-style-name="Standard" style:list-style-name="L5">
      <style:paragraph-properties fo:margin-left="0in" fo:margin-right="0in" fo:text-align="justify" style:justify-single-word="false" fo:text-indent="0in" style:auto-text-indent="false"/>
      <style:text-properties style:font-name="Source Code Pro" fo:font-size="14pt" fo:font-weight="normal" officeooo:rsid="0016d4b8" officeooo:paragraph-rsid="0026690b" style:font-size-asian="14pt" style:font-weight-asian="normal" style:font-size-complex="14pt" style:font-weight-complex="normal"/>
    </style:style>
    <style:style style:name="P35" style:family="paragraph" style:parent-style-name="Standard" style:list-style-name="L5">
      <style:paragraph-properties fo:margin-left="0in" fo:margin-right="0in" fo:text-align="justify" style:justify-single-word="false" fo:text-indent="0in" style:auto-text-indent="false"/>
      <style:text-properties style:font-name="Source Code Pro" fo:font-size="14pt" fo:font-weight="normal" officeooo:rsid="0024cd06" officeooo:paragraph-rsid="0026690b" style:font-size-asian="14pt" style:font-weight-asian="normal" style:font-size-complex="14pt" style:font-weight-complex="normal"/>
    </style:style>
    <style:style style:name="P36" style:family="paragraph" style:parent-style-name="Standard" style:list-style-name="L5">
      <style:paragraph-properties fo:margin-left="0in" fo:margin-right="0in" fo:text-align="justify" style:justify-single-word="false" fo:text-indent="0in" style:auto-text-indent="false"/>
      <style:text-properties style:font-name="Source Code Pro" fo:font-size="14pt" fo:font-weight="normal" officeooo:rsid="0027dcfc" officeooo:paragraph-rsid="0027dcfc" style:font-size-asian="14pt" style:font-weight-asian="normal" style:font-size-complex="14pt" style:font-weight-complex="normal"/>
    </style:style>
    <style:style style:name="P37" style:family="paragraph" style:parent-style-name="Standard" style:list-style-name="L5">
      <style:paragraph-properties fo:margin-left="0in" fo:margin-right="0in" fo:text-align="justify" style:justify-single-word="false" fo:text-indent="0in" style:auto-text-indent="false"/>
      <style:text-properties style:font-name="Source Code Pro" fo:font-size="14pt" officeooo:paragraph-rsid="0026690b" style:font-size-asian="14pt" style:font-size-complex="14pt"/>
    </style:style>
    <style:style style:name="P38" style:family="paragraph" style:parent-style-name="Standard">
      <style:paragraph-properties fo:margin-left="0.2917in" fo:margin-right="0in" fo:text-align="justify" style:justify-single-word="false" fo:text-indent="0in" style:auto-text-indent="false"/>
      <style:text-properties style:font-name="Source Code Pro" fo:font-size="14pt" fo:font-weight="normal" officeooo:rsid="00131318" officeooo:paragraph-rsid="0013131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.2917in" fo:margin-right="0in" fo:text-align="justify" style:justify-single-word="false" fo:text-indent="0in" style:auto-text-indent="false"/>
      <style:text-properties style:font-name="Source Code Pro" fo:font-size="14pt" fo:font-weight="normal" officeooo:rsid="001315fc" officeooo:paragraph-rsid="001315f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.2917in" fo:margin-right="0in" fo:text-align="justify" style:justify-single-word="false" fo:text-indent="0in" style:auto-text-indent="false"/>
      <style:text-properties style:font-name="Source Code Pro" fo:font-size="14pt" fo:font-weight="normal" officeooo:rsid="00133db2" officeooo:paragraph-rsid="002327fe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.2917in" fo:margin-right="0in" fo:text-align="justify" style:justify-single-word="false" fo:text-indent="0in" style:auto-text-indent="false"/>
      <style:text-properties style:font-name="Source Code Pro" fo:font-size="14pt" fo:font-weight="normal" officeooo:rsid="00158fe3" officeooo:paragraph-rsid="00158fe3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.2917in" fo:margin-right="0in" fo:text-align="justify" style:justify-single-word="false" fo:text-indent="0in" style:auto-text-indent="false"/>
      <style:text-properties style:font-name="Source Code Pro" fo:font-size="14pt" fo:font-weight="normal" officeooo:rsid="001512ce" officeooo:paragraph-rsid="001512c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.2917in" fo:margin-right="0in" fo:text-align="justify" style:justify-single-word="false" fo:text-indent="0in" style:auto-text-indent="false"/>
      <style:text-properties style:font-name="Source Code Pro" fo:font-size="14pt" fo:font-weight="bold" officeooo:rsid="002901b6" officeooo:paragraph-rsid="002901b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.5835in" fo:margin-right="0in" fo:text-align="justify" style:justify-single-word="false" fo:text-indent="0in" style:auto-text-indent="false"/>
      <style:text-properties style:font-name="Source Code Pro" fo:font-size="14pt" fo:font-weight="normal" officeooo:rsid="00131318" officeooo:paragraph-rsid="00131318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.5835in" fo:margin-right="0in" fo:text-align="justify" style:justify-single-word="false" fo:text-indent="0in" style:auto-text-indent="false"/>
      <style:text-properties style:font-name="Source Code Pro" fo:font-size="14pt" fo:font-weight="normal" officeooo:rsid="00133db2" officeooo:paragraph-rsid="001315fc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.5835in" fo:margin-right="0in" fo:text-align="justify" style:justify-single-word="false" fo:text-indent="0in" style:auto-text-indent="false"/>
      <style:text-properties style:font-name="Source Code Pro" fo:font-size="14pt" fo:font-weight="normal" officeooo:rsid="001512ce" officeooo:paragraph-rsid="001512ce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.5835in" fo:margin-right="0in" fo:text-align="justify" style:justify-single-word="false" fo:text-indent="0in" style:auto-text-indent="false"/>
      <style:text-properties style:font-name="Source Code Pro" fo:font-size="14pt" fo:font-weight="normal" officeooo:rsid="00158fe3" officeooo:paragraph-rsid="00158fe3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.5835in" fo:margin-right="0in" fo:text-align="justify" style:justify-single-word="false" fo:text-indent="0in" style:auto-text-indent="false"/>
      <style:text-properties style:font-name="Source Code Pro" fo:font-size="14pt" fo:font-weight="bold" officeooo:rsid="001315fc" officeooo:paragraph-rsid="001315fc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.5835in" fo:margin-right="0in" fo:text-align="justify" style:justify-single-word="false" fo:text-indent="0in" style:auto-text-indent="false"/>
      <style:text-properties style:font-name="Source Code Pro" fo:font-size="14pt" fo:font-weight="bold" officeooo:rsid="001512ce" officeooo:paragraph-rsid="001512ce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33db2" style:font-weight-asian="normal" style:font-weight-complex="normal"/>
    </style:style>
    <style:style style:name="T4" style:family="text">
      <style:text-properties fo:font-weight="normal" officeooo:rsid="00158fe3" style:font-weight-asian="normal" style:font-weight-complex="normal"/>
    </style:style>
    <style:style style:name="T5" style:family="text">
      <style:text-properties fo:font-weight="normal" officeooo:rsid="000f836f" style:font-weight-asian="normal" style:font-weight-complex="normal"/>
    </style:style>
    <style:style style:name="T6" style:family="text">
      <style:text-properties fo:font-weight="normal" officeooo:rsid="0021fb32" style:font-weight-asian="normal" style:font-weight-complex="normal"/>
    </style:style>
    <style:style style:name="T7" style:family="text">
      <style:text-properties fo:font-weight="normal" officeooo:rsid="002327fe" style:font-weight-asian="normal" style:font-weight-complex="normal"/>
    </style:style>
    <style:style style:name="T8" style:family="text">
      <style:text-properties fo:font-weight="normal" officeooo:rsid="0026690b" style:font-weight-asian="normal" style:font-weight-complex="normal"/>
    </style:style>
    <style:style style:name="T9" style:family="text">
      <style:text-properties fo:font-weight="normal" officeooo:rsid="0023484f" style:font-weight-asian="normal" style:font-weight-complex="normal"/>
    </style:style>
    <style:style style:name="T10" style:family="text">
      <style:text-properties fo:font-weight="normal" officeooo:rsid="00247d1c" style:font-weight-asian="normal" style:font-weight-complex="normal"/>
    </style:style>
    <style:style style:name="T11" style:family="text">
      <style:text-properties fo:font-weight="normal" officeooo:rsid="0024cd06" style:font-weight-asian="normal" style:font-weight-complex="normal"/>
    </style:style>
    <style:style style:name="T12" style:family="text">
      <style:text-properties fo:font-weight="normal" officeooo:rsid="0016148d" style:font-weight-asian="normal" style:font-weight-complex="normal"/>
    </style:style>
    <style:style style:name="T13" style:family="text">
      <style:text-properties fo:font-weight="normal" officeooo:rsid="0016d4b8" style:font-weight-asian="normal" style:font-weight-complex="normal"/>
    </style:style>
    <style:style style:name="T14" style:family="text">
      <style:text-properties fo:font-weight="normal" officeooo:rsid="001b6a2e" style:font-weight-asian="normal" style:font-weight-complex="normal"/>
    </style:style>
    <style:style style:name="T15" style:family="text">
      <style:text-properties fo:font-weight="normal" officeooo:rsid="0025ceaf" style:font-weight-asian="normal" style:font-weight-complex="normal"/>
    </style:style>
    <style:style style:name="T16" style:family="text">
      <style:text-properties fo:font-weight="normal" officeooo:rsid="0029d357" style:font-weight-asian="normal" style:font-weight-complex="normal"/>
    </style:style>
    <style:style style:name="T17" style:family="text">
      <style:text-properties fo:font-weight="normal" officeooo:rsid="002b09b4" style:font-weight-asian="normal" style:font-weight-complex="normal"/>
    </style:style>
    <style:style style:name="T18" style:family="text">
      <style:text-properties style:font-name="FreeMono" fo:font-weight="normal" style:font-weight-asian="normal" style:font-weight-complex="normal"/>
    </style:style>
    <style:style style:name="T19" style:family="text">
      <style:text-properties style:font-name="FreeMono" fo:font-weight="normal" officeooo:rsid="0021fb32" style:font-weight-asian="normal" style:font-weight-complex="normal"/>
    </style:style>
    <style:style style:name="T20" style:family="text">
      <style:text-properties style:font-name="FreeMono" fo:font-weight="normal" officeooo:rsid="000f836f" style:font-weight-asian="normal" style:font-weight-complex="normal"/>
    </style:style>
    <style:style style:name="T21" style:family="text">
      <style:text-properties style:font-name="FreeMono" fo:font-weight="normal" officeooo:rsid="002327fe" style:font-weight-asian="normal" style:font-weight-complex="normal"/>
    </style:style>
    <style:style style:name="T22" style:family="text">
      <style:text-properties style:font-name="FreeMono" fo:font-weight="normal" officeooo:rsid="0026690b" style:font-weight-asian="normal" style:font-weight-complex="normal"/>
    </style:style>
    <style:style style:name="T23" style:family="text">
      <style:text-properties style:font-name="FreeMono" fo:font-weight="normal" officeooo:rsid="0023484f" style:font-weight-asian="normal" style:font-weight-complex="normal"/>
    </style:style>
    <style:style style:name="T24" style:family="text">
      <style:text-properties style:font-name="FreeMono" fo:font-weight="normal" officeooo:rsid="00247d1c" style:font-weight-asian="normal" style:font-weight-complex="normal"/>
    </style:style>
    <style:style style:name="T25" style:family="text">
      <style:text-properties style:font-name="FreeMono" fo:font-weight="normal" officeooo:rsid="0024cd06" style:font-weight-asian="normal" style:font-weight-complex="normal"/>
    </style:style>
    <style:style style:name="T26" style:family="text">
      <style:text-properties style:font-name="FreeMono" fo:font-weight="normal" officeooo:rsid="0016148d" style:font-weight-asian="normal" style:font-weight-complex="normal"/>
    </style:style>
    <style:style style:name="T27" style:family="text">
      <style:text-properties style:font-name="FreeMono" fo:font-weight="normal" officeooo:rsid="0016d4b8" style:font-weight-asian="normal" style:font-weight-complex="normal"/>
    </style:style>
    <style:style style:name="T28" style:family="text">
      <style:text-properties style:font-name="FreeMono" fo:font-weight="normal" officeooo:rsid="001b6a2e" style:font-weight-asian="normal" style:font-weight-complex="normal"/>
    </style:style>
    <style:style style:name="T29" style:family="text">
      <style:text-properties style:font-name="FreeMono" fo:font-weight="normal" officeooo:rsid="0025ceaf" style:font-weight-asian="normal" style:font-weight-complex="normal"/>
    </style:style>
    <style:style style:name="T30" style:family="text">
      <style:text-properties style:font-name="FreeMono" fo:font-weight="normal" officeooo:rsid="0029d357" style:font-weight-asian="normal" style:font-weight-complex="normal"/>
    </style:style>
    <style:style style:name="T31" style:family="text">
      <style:text-properties style:font-name="FreeMono" fo:font-weight="normal" officeooo:rsid="002b09b4" style:font-weight-asian="normal" style:font-weight-complex="normal"/>
    </style:style>
    <style:style style:name="T32" style:family="text">
      <style:text-properties officeooo:rsid="002327fe"/>
    </style:style>
    <style:style style:name="T33" style:family="text">
      <style:text-properties officeooo:rsid="0023375d"/>
    </style:style>
    <style:style style:name="T34" style:family="text">
      <style:text-properties officeooo:rsid="00133db2"/>
    </style:style>
    <style:style style:name="T35" style:family="text">
      <style:text-properties officeooo:rsid="0026690b"/>
    </style:style>
    <style:style style:name="T36" style:family="text">
      <style:text-properties fo:font-size="14pt" fo:font-weight="normal" style:font-size-asian="14pt" style:font-weight-asian="normal" style:font-size-complex="14pt" style:font-weight-complex="normal"/>
    </style:style>
    <style:style style:name="T37" style:family="text">
      <style:text-properties style:font-name="Source Code Pro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AG:</text:span> Engenharia Social</text:p>
      <text:p text:style-name="P2"/>
      <text:p text:style-name="P21">“Faça um relatório explicando um ataque de engenharia social. Explique nele como você faria para conseguir uma informação explorando as falhas humanas (foque em fugir de algo técnico aqui) e depois mostre como você usaria ferramentas para aprimorar este ataque.”</text:p>
      <text:p text:style-name="P22"/>
      <text:p text:style-name="P2"><text:span text:style-name="T1">Nome:</text:span> Gabriel Silva Pereira</text:p>
      <text:p text:style-name="P2"/>
      <text:p text:style-name="P24">Data:<text:span text:style-name="T2"> 15/02/2020</text:span></text:p>
      <text:p text:style-name="P2"/>
      <text:p text:style-name="P23">Relatório:</text:p>
      <text:p text:style-name="P23"/>
      <text:p text:style-name="P23"/>
      <text:list xml:id="list3937330997" text:style-name="L1">
        <text:list-item>
          <text:p text:style-name="P3">Introdução</text:p>
        </text:list-item>
      </text:list>
      <text:p text:style-name="P4"/>
      <text:p text:style-name="P7"><text:tab/>Considero que o alvo da engenharia social é uma empresa, uma organização ou uma entidade, ou seja, um alvo genérico. Partindo dessa premissa, irei descrever um ataque de maneira ampla dado o meu entendimento de vulnerabilidade social que tenho em minha mente, ou seja, tal entendimento é uma visão com pouco embasamento estatístico e muito embasamento anedótico.</text:p>
      <text:p text:style-name="P2"/>
      <text:list xml:id="list1449540329" text:style-name="L2">
        <text:list-item>
          <text:p text:style-name="P5">1º passo <text:span text:style-name="T32">( Geolocalização )</text:span></text:p>
        </text:list-item>
      </text:list>
      <text:p text:style-name="P4"/>
      <text:p text:style-name="P25"><text:span text:style-name="T5"><text:tab/></text:span><text:span text:style-name="T6">Partindo do princípio que tal alvo deve possuir uma ou mais localidades físicas e virtuais, o primeiro passo é entender a geolocalização e a dinâmica logística. As localidades físicas podem ser prédios, casas, shoppings e afins. As localidades virtuais são os servidores que podem estar conectados a rede mundial de computadores ou ser uma fisicamente rede privada. Bem feita essa análise, servirá de base para os passos seguintes.</text:span></text:p>
      <text:p text:style-name="P6"/>
      <text:list xml:id="list1827683105" text:style-name="L3">
        <text:list-item>
          <text:p text:style-name="P30"><text:span text:style-name="T2">2º Passo </text:span><text:span text:style-name="T7">( Cara-Crachá )</text:span></text:p>
        </text:list-item>
      </text:list>
      <text:p text:style-name="P4"/>
      <text:p text:style-name="P26"><text:span text:style-name="T6"><text:tab/></text:span><text:span text:style-name="T7">Saber sobre as pessoas que circulam tal alvo é crucial. Elas são a chave que decripta uma entrada humana em lugares indevidos. Saber não apenas as localidades </text:span><text:soft-page-break/><text:span text:style-name="T7">centrais do alvo, ou seja, onde provavelmente estará os dados pelo qual se quer roubar ou danificar, também é importante. O endereço dos que circulam podem deixar brechas para explorar redes e afins. Pesquisas avançadas <text:s/>no Google, ou em base dados públicas, podem revelar informações que podem ser relevantes como : pessoas pelo qual aquela pessoa está relacionada, telefone, </text:span><text:span text:style-name="T8">idade, gênero,</text:span><text:span text:style-name="T7"> CPF, RG, locais de circulação e etc.</text:span></text:p>
      <text:p text:style-name="P8"/>
      <text:list xml:id="list2459578016" text:style-name="L4">
        <text:list-item>
          <text:p text:style-name="P9">3º Passo ( Planos )</text:p>
        </text:list-item>
      </text:list>
      <text:p text:style-name="P2"/>
      <text:p text:style-name="P27"><text:span text:style-name="T5"><text:tab/></text:span><text:span text:style-name="T7">Coletado informações pré-condicionais, se faz uma triagem das mesmas pra elaboração de planos. Os ataques podem ser simples </text:span><text:span text:style-name="T9">técnicas de fraude social </text:span><text:span text:style-name="T7">como : Phishing, Tailgating, Quid Pro Quo, Pretext, <text:s/>Baiting </text:span><text:span text:style-name="T9">ou utilizando ferramentas d</text:span><text:span text:style-name="T10">e cunho tecnológico </text:span><text:span text:style-name="T9">como Maltego, </text:span><text:span text:style-name="T10">SET (</text:span><text:span text:style-name="T5">Social Engineering Toolkit</text:span><text:span text:style-name="T10">), entre outras. </text:span><text:span text:style-name="T11">Mas importante ressaltar que esses planos são feitos com base em informações obditas anteriormente através de meios legais, como pesquisa no Google e pesquisa em base dados abertas.</text:span></text:p>
      <text:p text:style-name="P10"/>
      <text:p text:style-name="P28"><text:span text:style-name="T11">A</text:span><text:span text:style-name="T8">lgumas noções anedóticas salientarei a seguir :</text:span></text:p>
      <text:p text:style-name="P11"/>
      <text:list xml:id="list3715787805" text:style-name="L5">
        <text:list-item>
          <text:list>
            <text:list-item>
              <text:p text:style-name="P33">Dados gerais como a proporção de idade, proporção de geração – idoso, adulto, jovem – é importante para saber em qual técnica focar e como utilizá-la. Idosos caem mais em Phishing, Adultos caem mais em <text:s/>Quid Pro Quo, e Jovens caem mais em Pretext, por exemplo;</text:p>
            </text:list-item>
            <text:list-item>
              <text:p text:style-name="P37"><text:span text:style-name="T12">A maioria dos funcionários, por mais que recebam o código de conduta ou </text:span><text:span text:style-name="T13">a política de privacidade, não leem tais documentos e consequentemente não os seguem;</text:span></text:p>
            </text:list-item>
            <text:list-item>
              <text:p text:style-name="P34"><text:span text:style-name="T8">Dificilmente, hoje em dia, pessoas irão cair em golpes envolvendo e-mail e assim passarão dados por conta disso, </text:span><text:span text:style-name="T35">a não ser que a proporção de idosos seja maior</text:span><text:span text:style-name="T8">;</text:span></text:p>
            </text:list-item>
            <text:list-item>
              <text:p text:style-name="P37"><text:span text:style-name="T13">Mais provável de se usar ataques relacionados a criar </text:span><text:span text:style-name="T8">P</text:span><text:span text:style-name="T13">retext, B</text:span><text:span text:style-name="T8">aiting</text:span><text:span text:style-name="T13">, </text:span><text:span text:style-name="T14">ou Quid Pro Quo, </text:span><text:span text:style-name="T8">considerando a faixa etaria da população no geral</text:span><text:span text:style-name="T14">;</text:span></text:p>
            </text:list-item>
            <text:list-item>
              <text:p text:style-name="P35">Tailgating talvez seja a base para obter acesso físico. Se passar por funcionário da limpeza, entregador, técnico de conserto ( eletricista, mecânico, etc );</text:p>
            </text:list-item>
            <text:list-item>
              <text:p text:style-name="P36"><text:soft-page-break/>Pessoas ainda anotam senhas em papeis, vide exemplo da minha mãe que trabalhava na operação de atualização de um sistema hospitalar e de um posto de gasolina cujo vi a senha anotada no balcão;</text:p>
            </text:list-item>
          </text:list>
        </text:list-item>
      </text:list>
      <text:p text:style-name="P12"/>
      <text:list xml:id="list2593954023" text:style-name="L6">
        <text:list-item>
          <text:p text:style-name="P31"><text:span text:style-name="T11">4</text:span><text:span text:style-name="T2">º Passo ( Aplicação e Replanejamento )</text:span></text:p>
        </text:list-item>
      </text:list>
      <text:p text:style-name="P13"/>
      <text:p text:style-name="P32"><text:span text:style-name="T2"><text:tab/>Feito o arcabouço teórico, é hora da prática. Considerando as circunstâncias da realidade os planos podem falhar. Desta forma é importante elaborar vários destes e documentar o progresso. Caso obtenha sucesso em algum nível, que seja obter alguma informação parcial, a partir de novas informações se volta ao 3º Passo. </text:span><text:span text:style-name="T15">A</text:span><text:span text:style-name="T2">ssim </text:span><text:span text:style-name="T15">se </text:span><text:span text:style-name="T2">faz um l</text:span><text:span text:style-name="T15">aço de repetição até conseguir o objetivo central do ataque.</text:span></text:p>
      <text:p text:style-name="P14"/>
      <text:list xml:id="list3952516306" text:style-name="L7">
        <text:list-item>
          <text:p text:style-name="P15">Finalização</text:p>
        </text:list-item>
      </text:list>
      <text:p text:style-name="P16"/>
      <text:p text:style-name="P29"><text:span text:style-name="T15"><text:tab/>S</text:span><text:span text:style-name="T16">e após seguir tais passos cumpriu-se com o objetivo, ou se é muito bom em tais técnicas ou a empresa é muito ruim e mal orientada para tal aspecto de sua segurança</text:span><text:span text:style-name="T15">. </text:span><text:span text:style-name="T16">E pelo p</text:span><text:span text:style-name="T17">arágrafo</text:span><text:span text:style-name="T16"> </text:span><text:span text:style-name="T17">1.2</text:span><text:span text:style-name="T16"> do códito de ética </text:span><text:span text:style-name="T17">e conduta profissional</text:span><text:span text:style-name="T16"> da ACM </text:span><text:span text:style-name="T17">(Association for Computing Machinery) – organização que representa internacionalmente os profissionais de TI –</text:span><text:span text:style-name="T16">, para evitar danos deve relatar a empresa caso observe alguma falha nesse aspecto e caso tenha sido contratado documentar bem, ser profissional e cuidadoso referente a aplicação do ataque.</text:span></text:p>
      <text:p text:style-name="P16"/>
      <text:list xml:id="list2193037089" text:style-name="L8">
        <text:list-item>
          <text:p text:style-name="P17">Fraudes sociais citadas</text:p>
        </text:list-item>
      </text:list>
      <text:p text:style-name="P38">Phishing</text:p>
      <text:p text:style-name="P44">Obter nome, endereço, RG, CPF Redirecionar a v<text:span text:style-name="T34">í</text:span>tima para um site que requisita informações relevantes Colocar ameaças para a resposta ser rápida;</text:p>
      <text:p text:style-name="P39">Pretext</text:p>
      <text:p text:style-name="P48"><text:span text:style-name="T2">Criar um cenário </text:span><text:span text:style-name="T3">plausível</text:span><text:span text:style-name="T2">, utilizando informações falsas, </text:span><text:span text:style-name="T3">para induzir as vítimas a passar informações sigilosas ou seduzi-las a abusar da segurança da organização permitindo entrada;</text:span></text:p>
      <text:p text:style-name="P45"/>
      <text:p text:style-name="P40">B<text:span text:style-name="T32">aiting</text:span></text:p>
      <text:p text:style-name="P49"><text:soft-page-break/><text:span text:style-name="T4">Promete um presente </text:span><text:span text:style-name="T2">a vítima, </text:span><text:span text:style-name="T4">na forma de um bem</text:span><text:span text:style-name="T2">, para em troca infectar computadores ou passar por um controle de segurança físico;</text:span></text:p>
      <text:p text:style-name="P46"/>
      <text:p text:style-name="P41">Quid Pro Quo</text:p>
      <text:p text:style-name="P47">Promete um presente a vítima, na forma de um serviço, para em troca a vítima passar informações relevantes;</text:p>
      <text:p text:style-name="P47"/>
      <text:p text:style-name="P41">Tailgating</text:p>
      <text:p text:style-name="P41"><text:tab/><text:span text:style-name="T33">Se passar por alguém legítimo ou usar algúem legítimo para entrar uma área física restrita;</text:span></text:p>
      <text:p text:style-name="P42"/>
      <text:p text:style-name="P43">Referências:</text:p>
      <text:p text:style-name="P42"/>
      <text:list xml:id="list533367972" text:style-name="L9">
        <text:list-item>
          <text:p text:style-name="P18">Franklin Martins (@Frankitin);</text:p>
        </text:list-item>
      </text:list>
      <text:p text:style-name="P42"/>
      <text:list xml:id="list884557154" text:style-name="L10">
        <text:list-item>
          <text:p text:style-name="P1"><text:a xlink:type="simple" xlink:href="https://klickpages.com.br/blog/pesquisa-avancada-google/" text:style-name="Internet_20_link" text:visited-style-name="Visited_20_Internet_20_Link"><text:span text:style-name="T37">https://klickpages.com.br/blog/pesquisa-avancada-google/</text:span></text:a><text:span text:style-name="T37">;</text:span></text:p>
        </text:list-item>
      </text:list>
      <text:p text:style-name="P42"/>
      <text:list xml:id="list222737543867824" text:continue-numbering="true" text:style-name="L10">
        <text:list-item>
          <text:p text:style-name="P1"><text:a xlink:type="simple" xlink:href="https://www.tripwire.com/state-of-security/security-awareness/5-social-engineering-attacks-to-watch-out-for/" text:style-name="Internet_20_link" text:visited-style-name="Visited_20_Internet_20_Link"><text:span text:style-name="T37">https://www.tripwire.com/state-of-security/security-awareness/5-social-engineering-attacks-to-watch-out-for/</text:span></text:a><text:span text:style-name="T37">;</text:span></text:p>
          <text:p text:style-name="P20"/>
        </text:list-item>
        <text:list-item>
          <text:p text:style-name="P19">Experiência anedótica, a.k.a. vozes da minha cabeça;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Code Pro" svg:font-family="'Source Code Pr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13:41:08.781885928</meta:creation-date>
    <dc:date>2020-02-19T22:27:35.491519269</dc:date>
    <meta:editing-duration>PT3H40M34S</meta:editing-duration>
    <meta:editing-cycles>26</meta:editing-cycles>
    <meta:generator>LibreOffice/6.3.4.2.0$Linux_X86_64 LibreOffice_project/30$Build-2</meta:generator>
    <meta:document-statistic meta:table-count="0" meta:image-count="0" meta:object-count="0" meta:page-count="4" meta:paragraph-count="41" meta:word-count="848" meta:character-count="5403" meta:non-whitespace-character-count="4600"/>
  </office:meta>
</office:document-meta>
</file>